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DOCUMENTAÇÃO – APP DE MOBILIDADE URBANA</text:h>
      <text:p text:style-name="Horizontal_20_Line"/>
      <text:h text:style-name="Heading_20_1" text:outline-level="1">1️⃣ ARQUITETURA DO SISTEMA</text:h>
      <text:h text:style-name="Heading_20_2" text:outline-level="2">📌 Estrutura Geral</text:h>
      <text:p text:style-name="Preformatted_20_Text"><text:span text:style-name="Source_20_Text">APP PASSAGEIRO</text:span></text:p>
      <text:p text:style-name="Preformatted_20_Text"><text:span text:style-name="Source_20_Text"><text:s text:c="8"/>↓</text:span></text:p>
      <text:p text:style-name="Preformatted_20_Text"><text:span text:style-name="Source_20_Text">BACKEND (API + Auth)</text:span></text:p>
      <text:p text:style-name="Preformatted_20_Text"><text:span text:style-name="Source_20_Text"><text:s text:c="8"/>↓</text:span></text:p>
      <text:p text:style-name="Preformatted_20_Text"><text:span text:style-name="Source_20_Text">BANCO REALTIME (Firebase / Socket)</text:span></text:p>
      <text:p text:style-name="Preformatted_20_Text"><text:span text:style-name="Source_20_Text"><text:s text:c="8"/>↓</text:span></text:p>
      <text:p text:style-name="P1"><text:span text:style-name="Source_20_Text">APP MOTORISTA</text:span></text:p>
      <text:p text:style-name="Text_20_body">Localização é enviada em tempo real → salva no banco → outro app escuta → mapa atualiza.</text:p>
      <text:p text:style-name="Horizontal_20_Line"/>
      <text:h text:style-name="Heading_20_1" text:outline-level="1">2️⃣ CONFIGURANDO GOOGLE MAPS</text:h>
      <text:p text:style-name="Horizontal_20_Line"/>
      <text:h text:style-name="Heading_20_2" text:outline-level="2">🔹 PASSO 1 – Criar projeto no Google Cloud</text:h>
      <text:list text:style-name="L1">
        <text:list-item>
          <text:p text:style-name="P2">Ir em: <text:a xlink:type="simple" xlink:href="https://console.cloud.google.com/" text:style-name="Internet_20_link" text:visited-style-name="Visited_20_Internet_20_Link">https://console.cloud.google.com</text:a></text:p>
        </text:list-item>
        <text:list-item>
          <text:p text:style-name="P2">Criar projeto</text:p>
        </text:list-item>
        <text:list-item>
          <text:p text:style-name="P2">Ativar:</text:p>
          <text:list>
            <text:list-item>
              <text:p text:style-name="P2">Maps SDK for Android</text:p>
            </text:list-item>
            <text:list-item>
              <text:p text:style-name="P2">Maps SDK for iOS</text:p>
            </text:list-item>
            <text:list-item>
              <text:p text:style-name="P2">Directions API</text:p>
            </text:list-item>
            <text:list-item>
              <text:p text:style-name="P2">Places API</text:p>
            </text:list-item>
          </text:list>
        </text:list-item>
      </text:list>
      <text:p text:style-name="Horizontal_20_Line"/>
      <text:h text:style-name="Heading_20_2" text:outline-level="2"><text:soft-page-break/>🔹 PASSO 2 – Gerar API KEY</text:h>
      <text:p text:style-name="Text_20_body">Criar credencial → API Key<text:line-break/>Restringir para Android/iOS.</text:p>
      <text:p text:style-name="Horizontal_20_Line"/>
      <text:h text:style-name="Heading_20_1" text:outline-level="1">3️⃣ INSTALAR NO EXPO</text:h>
      <text:p text:style-name="Text_20_body">Se estiver usando Expo:</text:p>
      <text:p text:style-name="Preformatted_20_Text"><text:span text:style-name="Source_20_Text">npx expo install react-native-maps</text:span></text:p>
      <text:p text:style-name="P1"><text:span text:style-name="Source_20_Text">npx expo install expo-location</text:span></text:p>
      <text:p text:style-name="Horizontal_20_Line"/>
      <text:h text:style-name="Heading_20_1" text:outline-level="1">4️⃣ MAPA BÁSICO FUNCIONANDO</text:h>
      <text:p text:style-name="Preformatted_20_Text"><text:span text:style-name="Source_20_Text">import MapView, { Marker } from "react-native-maps";</text:span></text:p>
      <text:p text:style-name="Preformatted_20_Text"><text:span text:style-name="Source_20_Text">import { View, StyleSheet } from "react-native";</text:span></text:p>
      <text:p text:style-name="Preformatted_20_Text"/>
      <text:p text:style-name="Preformatted_20_Text"><text:span text:style-name="Source_20_Text">export default function MapScreen() {</text:span></text:p>
      <text:p text:style-name="Preformatted_20_Text"><text:span text:style-name="Source_20_Text"><text:s text:c="2"/>return (</text:span></text:p>
      <text:p text:style-name="Preformatted_20_Text"><text:span text:style-name="Source_20_Text"><text:s text:c="4"/>&lt;View style={styles.container}&gt;</text:span></text:p>
      <text:p text:style-name="Preformatted_20_Text"><text:span text:style-name="Source_20_Text"><text:s text:c="6"/>&lt;MapView</text:span></text:p>
      <text:p text:style-name="Preformatted_20_Text"><text:span text:style-name="Source_20_Text"><text:s text:c="8"/>style={styles.map}</text:span></text:p>
      <text:p text:style-name="Preformatted_20_Text"><text:span text:style-name="Source_20_Text"><text:s text:c="8"/>initialRegion={{</text:span></text:p>
      <text:p text:style-name="Preformatted_20_Text"><text:span text:style-name="Source_20_Text"><text:s text:c="10"/>latitude: -8.8390,</text:span></text:p>
      <text:p text:style-name="Preformatted_20_Text"><text:span text:style-name="Source_20_Text"><text:s text:c="10"/>longitude: 13.2894,</text:span></text:p>
      <text:p text:style-name="Preformatted_20_Text"><text:span text:style-name="Source_20_Text"><text:s text:c="10"/>latitudeDelta: 0.05,</text:span></text:p>
      <text:p text:style-name="Preformatted_20_Text"><text:span text:style-name="Source_20_Text"><text:s text:c="10"/>longitudeDelta: 0.05,</text:span></text:p>
      <text:p text:style-name="Preformatted_20_Text"><text:span text:style-name="Source_20_Text"><text:s text:c="8"/>}}</text:span></text:p>
      <text:p text:style-name="Preformatted_20_Text"><text:span text:style-name="Source_20_Text"><text:s text:c="6"/>/&gt;</text:span></text:p>
      <text:p text:style-name="Preformatted_20_Text"><text:span text:style-name="Source_20_Text"><text:s text:c="4"/>&lt;/View&gt;</text:span></text:p>
      <text:p text:style-name="Preformatted_20_Text"><text:span text:style-name="Source_20_Text"><text:s text:c="2"/>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styles = StyleSheet.create({</text:span></text:p>
      <text:p text:style-name="Preformatted_20_Text"><text:span text:style-name="Source_20_Text"><text:s text:c="2"/>container: { flex: 1 },</text:span></text:p>
      <text:p text:style-name="Preformatted_20_Text"><text:span text:style-name="Source_20_Text"><text:s text:c="2"/>map: { flex: 1 },</text:span></text:p>
      <text:p text:style-name="P1"><text:span text:style-name="Source_20_Text">});</text:span></text:p>
      <text:p text:style-name="Text_20_body">✔️ Já permite:</text:p>
      <text:list text:style-name="L2">
        <text:list-item>
          <text:p text:style-name="P3">Zoom com dedo</text:p>
        </text:list-item>
        <text:list-item>
          <text:p text:style-name="P3">Arrastar mapa</text:p>
        </text:list-item>
        <text:list-item>
          <text:p text:style-name="P3">Rotacionar</text:p>
        </text:list-item>
      </text:list>
      <text:p text:style-name="Horizontal_20_Line"/>
      <text:h text:style-name="Heading_20_1" text:outline-level="1"><text:soft-page-break/>5️⃣ PEGAR LOCALIZAÇÃO EM TEMPO REAL</text:h>
      <text:p text:style-name="Preformatted_20_Text"><text:span text:style-name="Source_20_Text">import * as Location from "expo-location";</text:span></text:p>
      <text:p text:style-name="Preformatted_20_Text"/>
      <text:p text:style-name="Preformatted_20_Text"><text:span text:style-name="Source_20_Text">useEffect(() =&gt; {</text:span></text:p>
      <text:p text:style-name="Preformatted_20_Text"><text:span text:style-name="Source_20_Text"><text:s text:c="2"/>(async () =&gt; {</text:span></text:p>
      <text:p text:style-name="Preformatted_20_Text"><text:span text:style-name="Source_20_Text"><text:s text:c="4"/>let { status } = await Location.requestForegroundPermissionsAsync();</text:span></text:p>
      <text:p text:style-name="Preformatted_20_Text"/>
      <text:p text:style-name="Preformatted_20_Text"><text:span text:style-name="Source_20_Text"><text:s text:c="4"/>if (status !== "granted") return;</text:span></text:p>
      <text:p text:style-name="Preformatted_20_Text"/>
      <text:p text:style-name="Preformatted_20_Text"><text:span text:style-name="Source_20_Text"><text:s text:c="4"/>Location.watchPositionAsync(</text:span></text:p>
      <text:p text:style-name="Preformatted_20_Text"><text:span text:style-name="Source_20_Text"><text:s text:c="6"/>{</text:span></text:p>
      <text:p text:style-name="Preformatted_20_Text"><text:span text:style-name="Source_20_Text"><text:s text:c="8"/>accuracy: Location.Accuracy.High,</text:span></text:p>
      <text:p text:style-name="Preformatted_20_Text"><text:span text:style-name="Source_20_Text"><text:s text:c="8"/>timeInterval: 2000,</text:span></text:p>
      <text:p text:style-name="Preformatted_20_Text"><text:span text:style-name="Source_20_Text"><text:s text:c="8"/>distanceInterval: 5,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(location) =&gt; {</text:span></text:p>
      <text:p text:style-name="Preformatted_20_Text"><text:span text:style-name="Source_20_Text"><text:s text:c="8"/>console.log(location.coords);</text:span></text:p>
      <text:p text:style-name="Preformatted_20_Text"><text:span text:style-name="Source_20_Text"><text:s text:c="6"/>}</text:span></text:p>
      <text:p text:style-name="Preformatted_20_Text"><text:span text:style-name="Source_20_Text"><text:s text:c="4"/>);</text:span></text:p>
      <text:p text:style-name="Preformatted_20_Text"><text:span text:style-name="Source_20_Text"><text:s text:c="2"/>})();</text:span></text:p>
      <text:p text:style-name="P1"><text:span text:style-name="Source_20_Text">}, []);</text:span></text:p>
      <text:p text:style-name="Text_20_body">Isso atualiza a cada:</text:p>
      <text:list text:style-name="L3">
        <text:list-item>
          <text:p text:style-name="P4">2 segundos OU</text:p>
        </text:list-item>
        <text:list-item>
          <text:p text:style-name="P4">5 metros</text:p>
        </text:list-item>
      </text:list>
      <text:p text:style-name="Horizontal_20_Line"/>
      <text:h text:style-name="Heading_20_1" text:outline-level="1">6️⃣ MARCAR USUÁRIO NO MAPA</text:h>
      <text:p text:style-name="Preformatted_20_Text"><text:span text:style-name="Source_20_Text">&lt;Marker</text:span></text:p>
      <text:p text:style-name="Preformatted_20_Text"><text:span text:style-name="Source_20_Text"><text:s text:c="2"/>coordinate={{</text:span></text:p>
      <text:p text:style-name="Preformatted_20_Text"><text:span text:style-name="Source_20_Text"><text:s text:c="4"/>latitude: userLatitude,</text:span></text:p>
      <text:p text:style-name="Preformatted_20_Text"><text:span text:style-name="Source_20_Text"><text:s text:c="4"/>longitude: userLongitude,</text:span></text:p>
      <text:p text:style-name="Preformatted_20_Text"><text:span text:style-name="Source_20_Text"><text:s text:c="2"/>}}</text:span></text:p>
      <text:p text:style-name="Preformatted_20_Text"><text:span text:style-name="Source_20_Text"><text:s text:c="2"/>title="Você está aqui"</text:span></text:p>
      <text:p text:style-name="P1"><text:span text:style-name="Source_20_Text">/&gt;</text:span></text:p>
      <text:p text:style-name="Horizontal_20_Line"/>
      <text:h text:style-name="Heading_20_1" text:outline-level="1">7️⃣ SALVAR LOCALIZAÇÃO NO FIREBASE (REALTIME)</text:h>
      <text:p text:style-name="Text_20_body">Instalar:</text:p>
      <text:p text:style-name="P1"><text:span text:style-name="Source_20_Text">npm install firebase</text:span></text:p>
      <text:p text:style-name="Text_20_body"><text:soft-page-break/>Configurar Firebase.</text:p>
      <text:p text:style-name="Horizontal_20_Line"/>
      <text:h text:style-name="Heading_20_2" text:outline-level="2">🔹 Atualizar localização do motorista:</text:h>
      <text:p text:style-name="Preformatted_20_Text"><text:span text:style-name="Source_20_Text">import { getDatabase, ref, set } from "firebase/database";</text:span></text:p>
      <text:p text:style-name="Preformatted_20_Text"/>
      <text:p text:style-name="Preformatted_20_Text"><text:span text:style-name="Source_20_Text">const db = getDatabase();</text:span></text:p>
      <text:p text:style-name="Preformatted_20_Text"/>
      <text:p text:style-name="Preformatted_20_Text"><text:span text:style-name="Source_20_Text">function updateDriverLocation(driverId, lat, lng) {</text:span></text:p>
      <text:p text:style-name="Preformatted_20_Text"><text:span text:style-name="Source_20_Text"><text:s text:c="2"/>set(ref(db, "drivers/" + driverId), {</text:span></text:p>
      <text:p text:style-name="Preformatted_20_Text"><text:span text:style-name="Source_20_Text"><text:s text:c="4"/>latitude: lat,</text:span></text:p>
      <text:p text:style-name="Preformatted_20_Text"><text:span text:style-name="Source_20_Text"><text:s text:c="4"/>longitude: lng,</text:span></text:p>
      <text:p text:style-name="Preformatted_20_Text"><text:span text:style-name="Source_20_Text"><text:s text:c="4"/>timestamp: Date.now(),</text:span></text:p>
      <text:p text:style-name="Preformatted_20_Text"><text:span text:style-name="Source_20_Text"><text:s text:c="2"/>});</text:span></text:p>
      <text:p text:style-name="P1"><text:span text:style-name="Source_20_Text">}</text:span></text:p>
      <text:p text:style-name="Horizontal_20_Line"/>
      <text:h text:style-name="Heading_20_2" text:outline-level="2">🔹 Passageiro escutando motorista:</text:h>
      <text:p text:style-name="Preformatted_20_Text"><text:span text:style-name="Source_20_Text">import { onValue, ref } from "firebase/database";</text:span></text:p>
      <text:p text:style-name="Preformatted_20_Text"/>
      <text:p text:style-name="Preformatted_20_Text"><text:span text:style-name="Source_20_Text">onValue(ref(db, "drivers/" + driverId), (snapshot) =&gt; {</text:span></text:p>
      <text:p text:style-name="Preformatted_20_Text"><text:span text:style-name="Source_20_Text"><text:s text:c="2"/>const data = snapshot.val();</text:span></text:p>
      <text:p text:style-name="Preformatted_20_Text"><text:span text:style-name="Source_20_Text"><text:s text:c="2"/>setDriverLocation(data);</text:span></text:p>
      <text:p text:style-name="P1"><text:span text:style-name="Source_20_Text">});</text:span></text:p>
      <text:p text:style-name="Text_20_body">🔥 Isso cria rastreamento em tempo real.</text:p>
      <text:p text:style-name="Horizontal_20_Line"/>
      <text:h text:style-name="Heading_20_1" text:outline-level="1">8️⃣ TRAÇAR ROTA (DIRECTIONS API)</text:h>
      <text:p text:style-name="Text_20_body">Instalar:</text:p>
      <text:p text:style-name="P1"><text:span text:style-name="Source_20_Text">npm install react-native-maps-directions</text:span></text:p>
      <text:p text:style-name="Horizontal_20_Line"/>
      <text:h text:style-name="Heading_20_2" text:outline-level="2">🔹 Usar no mapa:</text:h>
      <text:p text:style-name="Preformatted_20_Text"><text:span text:style-name="Source_20_Text">import MapViewDirections from "react-native-maps-directions";</text:span></text:p>
      <text:p text:style-name="Preformatted_20_Text"/>
      <text:p text:style-name="Preformatted_20_Text"><text:span text:style-name="Source_20_Text">&lt;MapViewDirections</text:span></text:p>
      <text:p text:style-name="Preformatted_20_Text"><text:span text:style-name="Source_20_Text"><text:s text:c="2"/>origin={origin}</text:span></text:p>
      <text:p text:style-name="Preformatted_20_Text"><text:span text:style-name="Source_20_Text"><text:s text:c="2"/>destination={destination}</text:span></text:p>
      <text:p text:style-name="Preformatted_20_Text"><text:span text:style-name="Source_20_Text"><text:s text:c="2"/>apikey="SUA_GOOGLE_API_KEY"</text:span></text:p>
      <text:p text:style-name="Preformatted_20_Text"><text:span text:style-name="Source_20_Text"><text:s text:c="2"/>strokeWidth={4}</text:span></text:p>
      <text:p text:style-name="Preformatted_20_Text"><text:span text:style-name="Source_20_Text"><text:s text:c="2"/>strokeColor="blue"</text:span></text:p>
      <text:p text:style-name="P1"><text:span text:style-name="Source_20_Text">/&gt;</text:span></text:p>
      <text:p text:style-name="Text_20_body"><text:soft-page-break/>Isso desenha a rota automaticamente.</text:p>
      <text:p text:style-name="Horizontal_20_Line"/>
      <text:h text:style-name="Heading_20_1" text:outline-level="1">9️⃣ LÓGICA REAL DE MOBILIDADE</text:h>
      <text:h text:style-name="Heading_20_2" text:outline-level="2">📌 Fluxo passageiro:</text:h>
      <text:list text:style-name="L4">
        <text:list-item>
          <text:p text:style-name="P5">Escolhe destino</text:p>
        </text:list-item>
        <text:list-item>
          <text:p text:style-name="P5">Sistema busca motoristas próximos</text:p>
        </text:list-item>
        <text:list-item>
          <text:p text:style-name="P5">Envia solicitação</text:p>
        </text:list-item>
        <text:list-item>
          <text:p text:style-name="P5">Motorista aceita</text:p>
        </text:list-item>
        <text:list-item>
          <text:p text:style-name="P5">Inicia corrida</text:p>
        </text:list-item>
        <text:list-item>
          <text:p text:style-name="P5">Ambos acompanham rota ao vivo</text:p>
        </text:list-item>
      </text:list>
      <text:p text:style-name="Horizontal_20_Line"/>
      <text:h text:style-name="Heading_20_1" text:outline-level="1">🔟 BUSCAR MOTORISTAS PRÓXIMOS</text:h>
      <text:p text:style-name="Text_20_body">Usar cálculo de distância:</text:p>
      <text:p text:style-name="Text_20_body">Fórmula de Haversine ou biblioteca geofire.</text:p>
      <text:p text:style-name="Text_20_body">Salvar motoristas com:</text:p>
      <text:p text:style-name="Preformatted_20_Text"><text:span text:style-name="Source_20_Text">drivers/</text:span></text:p>
      <text:p text:style-name="Preformatted_20_Text"><text:span text:style-name="Source_20_Text"><text:s text:c="3"/>driver1:</text:span></text:p>
      <text:p text:style-name="Preformatted_20_Text"><text:span text:style-name="Source_20_Text"><text:s text:c="7"/>lat</text:span></text:p>
      <text:p text:style-name="Preformatted_20_Text"><text:span text:style-name="Source_20_Text"><text:s text:c="7"/>lng</text:span></text:p>
      <text:p text:style-name="P1"><text:span text:style-name="Source_20_Text"><text:s text:c="7"/>online: true</text:span></text:p>
      <text:p text:style-name="Text_20_body">Buscar os que estão a menos de 3km.</text:p>
      <text:p text:style-name="Horizontal_20_Line"/>
      <text:h text:style-name="Heading_20_1" text:outline-level="1">1️⃣1️⃣ OTIMIZAÇÃO IMPORTANTE</text:h>
      <text:p text:style-name="Text_20_body">Para não consumir bateria:</text:p>
      <text:p text:style-name="Text_20_body">✔️ Reduzir precisão quando parado<text:line-break/>✔️ Atualizar só se mover &gt; 10m<text:line-break/>✔️ Pausar quando corrida terminar</text:p>
      <text:p text:style-name="Horizontal_20_Line"/>
      <text:h text:style-name="Heading_20_1" text:outline-level="1"><text:soft-page-break/>1️⃣2️⃣ ARQUITETURA ESCALÁVEL (PRODUÇÃO)</text:h>
      <text:p text:style-name="Text_20_body">Melhor prática:</text:p>
      <text:p text:style-name="Text_20_body">App → Backend (Node.js) → Redis → Socket.io → Firebase ou PostgreSQL + PostGIS</text:p>
      <text:p text:style-name="Text_20_body">Para grande escala não dependa só de Firebase.</text:p>
      <text:p text:style-name="Horizontal_20_Line"/>
      <text:h text:style-name="Heading_20_1" text:outline-level="1">1️⃣3️⃣ SEGURANÇA IMPORTANTE</text:h>
      <text:list text:style-name="L5">
        <text:list-item>
          <text:p text:style-name="P6">Nunca exponha API key pública sem restrição</text:p>
        </text:list-item>
        <text:list-item>
          <text:p text:style-name="P6">Validar corrida no backend</text:p>
        </text:list-item>
        <text:list-item>
          <text:p text:style-name="P6">Não confiar em localização enviada pelo cliente</text:p>
        </text:list-item>
        <text:list-item>
          <text:p text:style-name="P6">Usar HTTPS</text:p>
        </text:list-item>
        <text:list-item>
          <text:p text:style-name="P6">Token JWT</text:p>
        </text:list-item>
      </text:list>
      <text:p text:style-name="Horizontal_20_Line"/>
      <text:h text:style-name="Heading_20_1" text:outline-level="1">1️⃣4️⃣ MELHORIAS PROFISSIONAIS</text:h>
      <text:p text:style-name="Text_20_body">🔥 Marker animado (movimento suave)<text:line-break/>🔥 Cálculo de ETA<text:line-break/>🔥 Preço dinâmico<text:line-break/>🔥 Geofencing<text:line-break/>🔥 Heatmap<text:line-break/>🔥 Detecção de parada<text:line-break/>🔥 Background location</text:p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22:19:00.846687236</meta:creation-date>
    <dc:date>2026-02-23T22:19:44.626592416</dc:date>
    <meta:editing-duration>PT45S</meta:editing-duration>
    <meta:editing-cycles>1</meta:editing-cycles>
    <meta:document-statistic meta:table-count="0" meta:image-count="0" meta:object-count="0" meta:page-count="6" meta:paragraph-count="148" meta:word-count="535" meta:character-count="3797" meta:non-whitespace-character-count="3170"/>
    <meta:generator>LibreOffice/25.8.4.2$Linux_X86_64 LibreOffice_project/580$Build-2</meta:generator>
  </office:meta>
</office:document-meta>
</file>